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67.56pt" svg:y="2.83pt">
            <draw:object draw:notify-on-update-of-ranges="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Quartet Score</text:p>
          </table:table-cell>
        </table:table-row>
        <table:table-row table:style-name="ro1">
          <table:table-cell office:value-type="string" calcext:value-type="string">
            <text:p>estimated_5genes_strongILS</text:p>
          </table:table-cell>
          <table:table-cell office:value-type="float" office:value="1416.1" calcext:value-type="float">
            <text:p>1416.1</text:p>
          </table:table-cell>
        </table:table-row>
        <table:table-row table:style-name="ro1">
          <table:table-cell office:value-type="string" calcext:value-type="string">
            <text:p>estimated_15genes_strongILS</text:p>
          </table:table-cell>
          <table:table-cell office:value-type="float" office:value="4030.85" calcext:value-type="float">
            <text:p>4030.85</text:p>
          </table:table-cell>
        </table:table-row>
        <table:table-row table:style-name="ro1">
          <table:table-cell office:value-type="string" calcext:value-type="string">
            <text:p>estimated_25genes_strongILS</text:p>
          </table:table-cell>
          <table:table-cell office:value-type="float" office:value="6591.95" calcext:value-type="float">
            <text:p>6591.95</text:p>
          </table:table-cell>
        </table:table-row>
        <table:table-row table:style-name="ro1">
          <table:table-cell office:value-type="string" calcext:value-type="string">
            <text:p>estimated_50genes_strongILS</text:p>
          </table:table-cell>
          <table:table-cell office:value-type="float" office:value="13135.95" calcext:value-type="float">
            <text:p>13135.95</text:p>
          </table:table-cell>
        </table:table-row>
        <table:table-row table:style-name="ro1">
          <table:table-cell table:style-name="ce1" office:value-type="string" calcext:value-type="string">
            <text:p>estimated_100genes_strongILS</text:p>
          </table:table-cell>
          <table:table-cell office:value-type="float" office:value="26180.65" calcext:value-type="float">
            <text:p>26180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 style:data-style-name="N2" text:time-value="23:24:30.873269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3:06:18.546712945</meta:creation-date>
    <dc:date>2018-03-20T23:28:12.873563830</dc:date>
    <meta:editing-duration>PT12M36S</meta:editing-duration>
    <meta:editing-cycles>4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6cm" svg:y="4.201cm" style:legend-expansion="high" chart:style-name="ch2"/>
        <chart:plot-area chart:style-name="ch3" table:cell-range-address="Sheet1.A1:Sheet1.B6" chart:data-source-has-labels="both" svg:x="0.32cm" svg:y="0.18cm" svg:width="11.086cm" svg:height="8.64cm">
          <chartooo:coordinate-region svg:x="2.669cm" svg:y="0.18cm" svg:width="8.656cm" svg:height="4.487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artet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timated_5genes_strongILS</text:p>
                <draw:g>
                  <svg:desc>Sheet1.A2:Sheet1.A6</svg:desc>
                </draw:g>
              </table:table-cell>
              <table:table-cell office:value-type="float" office:value="1416.1">
                <text:p>1416.1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estimated_15genes_strongILS</text:p>
              </table:table-cell>
              <table:table-cell office:value-type="float" office:value="4030.85">
                <text:p>4030.85</text:p>
              </table:table-cell>
            </table:table-row>
            <table:table-row>
              <table:table-cell office:value-type="string">
                <text:p>estimated_25genes_strongILS</text:p>
              </table:table-cell>
              <table:table-cell office:value-type="float" office:value="6591.95">
                <text:p>6591.95</text:p>
              </table:table-cell>
            </table:table-row>
            <table:table-row>
              <table:table-cell office:value-type="string">
                <text:p>estimated_50genes_strongILS</text:p>
              </table:table-cell>
              <table:table-cell office:value-type="float" office:value="13135.95">
                <text:p>13135.95</text:p>
              </table:table-cell>
            </table:table-row>
            <table:table-row>
              <table:table-cell office:value-type="string">
                <text:p>estimated_100genes_strongILS</text:p>
              </table:table-cell>
              <table:table-cell office:value-type="float" office:value="26180.65">
                <text:p>26180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